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1d0f6d"/>
    </style:style>
    <style:style style:name="T1" style:family="text">
      <style:text-properties officeooo:rsid="001d0f6d"/>
    </style:style>
    <style:style style:name="T2" style:family="text">
      <style:text-properties style:font-name="Arial"/>
    </style:style>
    <style:style style:name="T3" style:family="text">
      <style:text-properties style:font-name="Arial" officeooo:rsid="001d0f6d"/>
    </style:style>
    <style:style style:name="T4" style:family="text">
      <style:text-properties style:font-name="Arial" officeooo:rsid="001d46e9"/>
    </style:style>
    <style:style style:name="T5" style:family="text">
      <style:text-properties fo:font-weight="normal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b7f60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b7f60" style:text-blinking="false" fo:background-color="transparent" loext:char-shading-value="0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"><text:bookmark text:name="docs-internal-guid-e19cdeb1-7fff-d223-012d-292a92080dfe"/><text:span text:style-name="T6"><text:tab/></text:span><text:span text:style-name="T7">Optar em utilizar programas estruturados ou com o paradigma POO depende das necessidades do projeto ou aplicação a ser desenvolvida. No geral, em projetos ou aplicações que envolvam o conceito de entidade e relacionamento (ER), é coerente organizar códigos utilizando o paradigma de programação orientada a objetos. Normalmente, em trabalhos acadêmicos eu sempre utilizo POO em minhas aplicações, independente de possuírem ou não o conceito ER. Em casos específicos, como em competições de programação, por exemplo, onde é necessário agilidade e eficiência no desenvolvimento dos algoritmos, busco sempre utilizar blocos de códigos estruturad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01:10:29.280000000</meta:creation-date>
    <meta:generator>LibreOffice/6.1.2.1$Windows_X86_64 LibreOffice_project/65905a128db06ba48db947242809d14d3f9a93fe</meta:generator>
    <dc:date>2019-08-21T01:27:30.064000000</dc:date>
    <meta:editing-duration>PT17M</meta:editing-duration>
    <meta:editing-cycles>3</meta:editing-cycles>
    <meta:document-statistic meta:table-count="0" meta:image-count="0" meta:object-count="0" meta:page-count="1" meta:paragraph-count="1" meta:word-count="93" meta:character-count="646" meta:non-whitespace-character-count="553"/>
  </office:meta>
</office:document-meta>
</file>